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ee3e" officeooo:paragraph-rsid="0012ee3e"/>
    </style:style>
    <style:style style:name="P2" style:family="paragraph" style:parent-style-name="Standard" style:list-style-name="L2">
      <style:text-properties officeooo:rsid="00157c2a" officeooo:paragraph-rsid="00157c2a"/>
    </style:style>
    <style:style style:name="P3" style:family="paragraph" style:parent-style-name="Standard" style:list-style-name="L2">
      <style:text-properties officeooo:rsid="00164756" officeooo:paragraph-rsid="00164756"/>
    </style:style>
    <style:style style:name="P4" style:family="paragraph" style:parent-style-name="Standard" style:list-style-name="L2">
      <style:text-properties officeooo:rsid="00186374" officeooo:paragraph-rsid="00186374"/>
    </style:style>
    <style:style style:name="P5" style:family="paragraph" style:parent-style-name="Standard" style:list-style-name="L2">
      <style:text-properties officeooo:rsid="001a216a" officeooo:paragraph-rsid="001a216a"/>
    </style:style>
    <style:style style:name="P6" style:family="paragraph" style:parent-style-name="Standard" style:list-style-name="L2">
      <style:text-properties officeooo:rsid="001abd26" officeooo:paragraph-rsid="001abd26"/>
    </style:style>
    <style:style style:name="P7" style:family="paragraph" style:parent-style-name="Standard" style:list-style-name="L2">
      <style:text-properties officeooo:rsid="001be0e2" officeooo:paragraph-rsid="001be0e2"/>
    </style:style>
    <style:style style:name="P8" style:family="paragraph" style:parent-style-name="Standard" style:list-style-name="L2">
      <style:text-properties officeooo:rsid="001cabf0" officeooo:paragraph-rsid="001cabf0"/>
    </style:style>
    <style:style style:name="P9" style:family="paragraph" style:parent-style-name="Standard">
      <style:text-properties officeooo:rsid="001cabf0" officeooo:paragraph-rsid="001cabf0"/>
    </style:style>
    <style:style style:name="P10" style:family="paragraph" style:parent-style-name="Standard">
      <style:text-properties officeooo:rsid="001cd91e" officeooo:paragraph-rsid="001cd91e"/>
    </style:style>
    <style:style style:name="P11" style:family="paragraph" style:parent-style-name="Standard" style:list-style-name="L3">
      <style:text-properties officeooo:rsid="001cd91e" officeooo:paragraph-rsid="001cd91e"/>
    </style:style>
    <style:style style:name="P12" style:family="paragraph" style:parent-style-name="Standard" style:list-style-name="L3">
      <style:text-properties officeooo:rsid="001ea6e7" officeooo:paragraph-rsid="001ea6e7"/>
    </style:style>
    <style:style style:name="P13" style:family="paragraph" style:parent-style-name="Standard">
      <style:text-properties officeooo:rsid="001ea6e7" officeooo:paragraph-rsid="001ea6e7"/>
    </style:style>
    <style:style style:name="P14" style:family="paragraph" style:parent-style-name="Standard" style:list-style-name="L4">
      <style:text-properties officeooo:rsid="001ea6e7" officeooo:paragraph-rsid="001ea6e7"/>
    </style:style>
    <style:style style:name="P15" style:family="paragraph" style:parent-style-name="Standard" style:list-style-name="L4">
      <style:text-properties officeooo:rsid="001fd88a" officeooo:paragraph-rsid="001fd88a"/>
    </style:style>
    <style:style style:name="P16" style:family="paragraph" style:parent-style-name="Standard" style:list-style-name="L4">
      <style:text-properties officeooo:rsid="00219512" officeooo:paragraph-rsid="00219512"/>
    </style:style>
    <style:style style:name="P17" style:family="paragraph" style:parent-style-name="Standard" style:list-style-name="L4">
      <style:text-properties officeooo:rsid="0021d803" officeooo:paragraph-rsid="0021d803"/>
    </style:style>
    <style:style style:name="P18" style:family="paragraph" style:parent-style-name="Standard">
      <style:text-properties officeooo:rsid="0021d803" officeooo:paragraph-rsid="0021d803"/>
    </style:style>
    <style:style style:name="P19" style:family="paragraph" style:parent-style-name="Standard">
      <style:text-properties officeooo:rsid="0023d885" officeooo:paragraph-rsid="0023d885"/>
    </style:style>
    <style:style style:name="P20" style:family="paragraph" style:parent-style-name="Standard" style:list-style-name="L5">
      <style:text-properties officeooo:rsid="0023d885" officeooo:paragraph-rsid="0023d885"/>
    </style:style>
    <style:style style:name="P21" style:family="paragraph" style:parent-style-name="Standard" style:list-style-name="L5">
      <style:text-properties officeooo:rsid="00259f00" officeooo:paragraph-rsid="00259f00"/>
    </style:style>
    <style:style style:name="P22" style:family="paragraph" style:parent-style-name="Standard" style:list-style-name="L2">
      <style:text-properties style:text-line-through-style="solid" style:text-line-through-type="single" officeooo:rsid="0013cac7" officeooo:paragraph-rsid="0013cac7"/>
    </style:style>
    <style:style style:name="P23" style:family="paragraph" style:parent-style-name="Standard" style:list-style-name="L2">
      <style:text-properties style:text-line-through-style="solid" style:text-line-through-type="single" officeooo:rsid="00157c2a" officeooo:paragraph-rsid="00157c2a"/>
    </style:style>
    <style:style style:name="P24" style:family="paragraph" style:parent-style-name="Standard" style:list-style-name="L4">
      <style:text-properties style:text-line-through-style="solid" style:text-line-through-type="single" officeooo:rsid="001ea6e7" officeooo:paragraph-rsid="001ea6e7"/>
    </style:style>
    <style:style style:name="P25" style:family="paragraph" style:parent-style-name="Standard" style:list-style-name="L4">
      <style:text-properties style:text-line-through-style="solid" style:text-line-through-type="single" officeooo:rsid="00219512" officeooo:paragraph-rsid="00219512"/>
    </style:style>
    <style:style style:name="P26" style:family="paragraph" style:parent-style-name="Standard" style:list-style-name="L5">
      <style:text-properties style:text-line-through-style="solid" style:text-line-through-type="single" officeooo:rsid="00259f00" officeooo:paragraph-rsid="00259f00"/>
    </style:style>
    <style:style style:name="P27" style:family="paragraph" style:parent-style-name="Standard" style:list-style-name="L4">
      <style:text-properties officeooo:rsid="001fd88a" officeooo:paragraph-rsid="001fd88a" fo:background-color="transparent"/>
    </style:style>
    <style:style style:name="P28" style:family="paragraph" style:parent-style-name="Standard" style:list-style-name="L5">
      <style:text-properties officeooo:rsid="00259f00" officeooo:paragraph-rsid="00259f00" fo:background-color="#ffffa6"/>
    </style:style>
    <style:style style:name="T1" style:family="text">
      <style:text-properties officeooo:rsid="00157c2a"/>
    </style:style>
    <style:style style:name="T2" style:family="text">
      <style:text-properties officeooo:rsid="00164756"/>
    </style:style>
    <style:style style:name="T3" style:family="text">
      <style:text-properties officeooo:rsid="0017a727"/>
    </style:style>
    <style:style style:name="T4" style:family="text">
      <style:text-properties officeooo:rsid="001cd91e"/>
    </style:style>
    <style:style style:name="T5" style:family="text">
      <style:text-properties officeooo:rsid="00219512"/>
    </style:style>
    <style:style style:name="T6" style:family="text">
      <style:text-properties fo:font-weight="bold" style:font-weight-asian="bold" style:font-weight-complex="bold"/>
    </style:style>
    <style:style style:name="T7" style:family="text">
      <style:text-properties officeooo:rsid="00286b22"/>
    </style:style>
    <style:style style:name="T8" style:family="text">
      <style:text-properties style:text-line-through-style="solid" style:text-line-through-type="single"/>
    </style:style>
    <style:style style:name="T9" style:family="text">
      <style:text-properties style:text-line-through-style="solid" style:text-line-through-type="single" officeooo:rsid="0032e647"/>
    </style:style>
    <style:style style:name="T10" style:family="text">
      <style:text-properties officeooo:rsid="002ba72f"/>
    </style:style>
    <style:style style:name="T11" style:family="text">
      <style:text-properties officeooo:rsid="0031c715"/>
    </style:style>
    <style:style style:name="T12" style:family="text">
      <style:text-properties officeooo:rsid="0032e647"/>
    </style:style>
    <style:style style:name="T13" style:family="text">
      <style:text-properties fo:background-color="#ffffa6" loext:char-shading-value="0"/>
    </style:style>
    <style:style style:name="T14" style:family="text">
      <style:text-properties fo:background-color="#ffffa6"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il microbes and their contribution to soil services</text:p>
      <text:list xml:id="list1998508605" text:style-name="L2">
        <text:list-item>
          <text:p text:style-name="P22">Each soil is a unique product of the combination of geological parent material, glacial and geomorphological history, the presence and activity of biota, and the history of land use and disturbance regimes. </text:p>
        </text:list-item>
        <text:list-item>
          <text:p text:style-name="P22">Soils are the foundation of all terrestrial ecosystems and are home to a vast diversity of bacteria, archaea, fungi, insects, annelids, and other invertebrates as well as plants and algae. </text:p>
        </text:list-item>
        <text:list-item>
          <text:p text:style-name="P22">Soil microbes, bacteria, archaea, and fungi play divers<text:span text:style-name="T7">e</text:span> and often critical roles in these ecosystem services. The vast metabolic diversity of soil microbes means their activities drive or contribute to the cycling of all major elements (e.g. C, N, P), and this cycling affects the structure and the functions of soil ecosystems as well as the ability of soils to provide services to people.</text:p>
        </text:list-item>
        <text:list-item>
          <text:p text:style-name="P22">Table 1 provides an overview of roles of soil microbes in these provisioning and regulating ecosystem services.</text:p>
        </text:list-item>
        <text:list-item>
          <text:p text:style-name="P22">Bacteria and archaea are the smallest independently living, single-celled organisms on earth. <text:span text:style-name="T1">Fungi are eukarya and hence more closely related to plants and animals than to bacteria or archaea. </text:span></text:p>
        </text:list-item>
        <text:list-item>
          <text:p text:style-name="P23">Like bacteria and archaea, fungi are extremely diverse and their unique life-history strategies allow them to serve a wide variety of ecological roles, for example decomposers, mutualists, endophytes of plants, pathogens, and even predators. </text:p>
        </text:list-item>
        <text:list-item>
          <text:p text:style-name="P23">Soils harbour enormous microbial diversity. The total fresh weight mass of organisms below temperate grassland can exceed 45 tonnes per hectare, equalling or exceeding above-ground biomass (Ritz et al., 2003). </text:p>
        </text:list-item>
        <text:list-item>
          <text:p text:style-name="P23">Bacteria are present in greatest numbers, with archaea 10-fold less. Estimates of the number of species of bacteria per gram of soil range from 2000 to 18000. Fungi, however, often contribute the largest part of the total microbial biomass in soils. </text:p>
        </text:list-item>
        <text:list-item>
          <text:p text:style-name="P23">Soils vary greatly depending on climate, organisms, land form, and parent material. Over time these factors interact so that soils develop characteristic horizons. </text:p>
        </text:list-item>
        <text:list-item>
          <text:p text:style-name="P2">Microbial activity in soil aggregates can influence oxygen distribution within soils, creating habitats for anaerobic microbes that catalyse a variety of soil processes such as methan production and denitrification. </text:p>
        </text:list-item>
        <text:list-item>
          <text:p text:style-name="P3">Results: molecular tools have been used to investigate in situ soil bacterial community composition. These investigations have revealed that although bacteria have been subdivided into more than 100 phyla, fewer than 10 are abundant in soil (Janssen., 2006). <text:span text:style-name="T3">The estimated relative abundance of the major phyla varies between different soils (or samples); members of the phyla Proteobacteria, Acidobacteria and Actinobacteria are widespread and often abundant, whereas members of Verrucomicrobia, Bacteroidetes, Firmicutes, Chloroflexi, Planctomycetes, and Gemmatimonadetes are generally less prevalent. </text:span></text:p>
        </text:list-item>
        <text:list-item>
          <text:p text:style-name="P4">In soils, microbes play a pivotal role in cycling nutrients essential for life. For example, soil microbes play major roles in cycling carbon, nitrogen (N) and phosphorus, which are essential for producing biomolecules such as amino acids, proteins, DNA and RNA – the fundamental compounds of life. Mineral weathering by soil bacteria and fungi plays a significant role in ion cycling and plant nutrition.</text:p>
        </text:list-item>
        <text:list-item>
          <text:p text:style-name="P4">Microbes play major roles in the cycling of carbon – the key constituent of all living organisms. Within soil, autotrophic microbes also fix carbon dioxide. </text:p>
        </text:list-item>
        <text:list-item>
          <text:p text:style-name="P4">In soil ecosystems, the major agents of organic matter decomposition are fungi. However, both bacteria and fungi degrade complex organic molecules that higher organisms cannot break down. </text:p>
        </text:list-item>
        <text:list-item>
          <text:p text:style-name="P5">All organisms require nitrogen, it is an essential element in protein and nucleic acids. Microbes carry out several processes not carried out by other organisms, namely nitrogen fixation, <text:soft-page-break/>dissimilatory nitrate reduction to ammonia (DNRA), nitrification, anammox, and denitrification. Because nitrogen is often the major limiting nutrient for plant biomass production in terrestrial habitats, the rates of these microbial processes often limit ecosystem productivity. </text:p>
        </text:list-item>
        <text:list-item>
          <text:p text:style-name="P5">Only bacteria and archaea carry out biological nitrogen fixation (N-fixation), the reduction of atmospheric nitrogen gas to ammonium. N-fixation is the only natural process through which new N enters the biosphere, so it is critically important for ecosystem function. </text:p>
        </text:list-item>
        <text:list-item>
          <text:p text:style-name="P5">Complete denitrification (to N2) is the major biological mechanism by which fixed N returns to the atmosphere from soil and water, completing the nitrogen cycle. It results in considerable loss of fixed N from soil, and has important consequences because nitrogen is the limiting nutrient for crop production. The ability to denitrify has been identified in a divers<text:span text:style-name="T10">e</text:span> range of phylogenetically unrelated soil bacteria including members of the Proteobacteria, Actinobacteria, and Firmicutes, as well as in fungi and other soil eukaryotes. </text:p>
        </text:list-item>
        <text:list-item>
          <text:p text:style-name="P5">Phosphorus (P) is not an abundant element in the environment, and its availability is further restricted by a tendency to precipitate in the presence of divalent and trivalent cations at neutral and alkaline pH. Microbes transform phosphorus in two main ways. In one, they mineralise organic P (occurring mainly as phosphate esters) to form inorganic phosphate in a process catalysed by phosphatase enzymes, which are produced by many bacteria and fungi. In the other, they transform insoluble, immobilised P to soluble or mobile P in a process normally mediated by the production of organic acids. Microbes release sufficient P for their own use and that of plants and other soil organisms. </text:p>
        </text:list-item>
        <text:list-item>
          <text:p text:style-name="P6">Naturally occurring microorganisms – particularly bacteria and fungi – have evolved an impressive array of mechanisms to biodegrade or detoxify substance hazardous to human health or the environment. </text:p>
        </text:list-item>
        <text:list-item>
          <text:p text:style-name="P7">Despite the recognition of the importance of microbes in sustaining soil ecosystem services there is still “a lack of understanding of fundamental processes that drive, maintain and affect microbial diversity in soil and of the role of diversity in essential soil processes” (Stein and Nicol., 2011). Although we are beginning to understand the scale of microbial diversity, we remain largely ignorant of the role and importance of this vast diversity from an ecological perspective. A comprehensive understanding of the relationship between soil microbial diversity and ecosystem functions is essential for determining whether factors that affect the diversity, activity, and physiology of microbes will alter the functioning of terrestrial ecosystems. </text:p>
        </text:list-item>
        <text:list-item>
          <text:p text:style-name="P8">Conclusion: currently terrestrial ecosystems face increased pressures due to human population growth and associated increases in urbanisation, resource extraction, fossil fuel combustion and anthropogenic climate change. These pressures threaten to erode the stability and functions of the ecosystem upon which human civilisations depend, and consequently present major challenges to humanity. In order to overcome these challenges and to preserve essential ecosystem services, we require knowledge <text:span text:style-name="T4">of the microbial pillars upon which these systems are founded so that we can avoid the risk of eroding what is most essential. Further, broadening our fundamental knowledge of the diversity and function of soil microbial processes, mechanisms, adaptations and product that present hitherto unknown solutions to many practical problems that we face. </text:span></text:p>
        </text:list-item>
      </text:list>
      <text:p text:style-name="P9"/>
      <text:p text:style-name="P10">Unearthing the role of biological diversity in soil health</text:p>
      <text:list xml:id="list3628434237" text:style-name="L3">
        <text:list-item>
          <text:p text:style-name="P11"><text:span text:style-name="T8">The provision of ecosystem services is a prominent theme among definitions of soil health.</text:span> </text:p>
        </text:list-item>
        <text:list-item>
          <text:p text:style-name="P11">If we consider the biological component of the soil as a meta-organism, the fields of oscillation of ecosystem functions constitute the ‘latitude of health’ of the soil system. When conditions are such that one or more ecosystem functions of interest are no long operative, the soil is in an unhealthy conditions relative to that function. </text:p>
        </text:list-item>
        <text:list-item>
          <text:p text:style-name="P11"><text:soft-page-break/>Diversity is the condition of being comprised of different types of entities, such as species. Indices of diversity are essentially measures of the uncertainty of the outcome of repeated samples; that uncertainty is reduced as the entities are more evenly dispersed. </text:p>
        </text:list-item>
        <text:list-item>
          <text:p text:style-name="P11">Indices of species diversity calculated for soil organisms, including nematode assemblages, have been used to make inferences about stability and resilience of the soil ecosystem. However, the functional characteristics of the system may have little relationship to the species diversity of whole assemblages.</text:p>
        </text:list-item>
        <text:list-item>
          <text:p text:style-name="P12">Just as a diversity of response to environmental change is critical to the functional resilience of ecosystems (De Ruiter et al., 1998, Elmqvist et al., 2003, Cadotte et al., 2011), the latitude of health of the soil is extended by the range of adaptations of the species in a functional class because the function is performed by some of the species under conditions that are limiting to others (Ferris et al., 1998). </text:p>
        </text:list-item>
      </text:list>
      <text:p text:style-name="P13"/>
      <text:p text:style-name="P13">How microbes can, and cannot, be used to assess soil health</text:p>
      <text:list xml:id="list2385655897" text:style-name="L4">
        <text:list-item>
          <text:p text:style-name="P14"><text:span text:style-name="T8">The concept of ‘soil health’ is the most recent attempt to define and measure a soil that supports positive agricultural and environmental outcomes (Norris et al., 2020). What conceptually distinguishes soil health is its emphasis on the integrated inclusion of soil biota and biotic processes (Doran et al., 2000). </text:span></text:p>
        </text:list-item>
        <text:list-item>
          <text:p text:style-name="P24">There are at least three features that make the concept of soil health newly relevant. First is the capacity to link empirical measurements to soil biology as there have been rapid advances in our ability to characterise and quantify soil communities and processes. Thus, there is strong motivation to include microbes, and other biota, in soil health assessments. </text:p>
        </text:list-item>
        <text:list-item>
          <text:p text:style-name="P15">Soil biologists have long studied, and debated, how microbes and microbial activities can be use<text:span text:style-name="T11">d</text:span> to quantify soil health (Lehman et al., 2015; Schloter et al., 2018). However, it is our opinion that these discussions are at a critical juncture because of the increasing demand for microbial measurements to provide management-relevant guidance.</text:p>
        </text:list-item>
        <text:list-item>
          <text:p text:style-name="P27">Soil microbes, including archaea, bacteria, fungi, and protists are associated with many aspects of soil quality and health (Bach et al., 2020). Among the many facets of soil quality, microbes can regulate nutrient availability, aggregate stability, C sequestration, pollutant degradation, plant disease prevalence, and plant growth promotion. </text:p>
        </text:list-item>
        <text:list-item>
          <text:p text:style-name="P15">Given the importance of soil microbes to many aspects of soil functioning, it makes intuitive sense that there should be microbial metrics of soil health. </text:p>
        </text:list-item>
        <text:list-item>
          <text:p text:style-name="P15">It has been proposed that bacterial diversity could be a useful indicator of soil health (Maron et al., 2018; van Bruggen and Semenov, 2000; Van Der Heijden et al., 2008), but higher soil bacterial diversity is not always ‘ideal’ (just as maximising plant species diversity is not always desirable) and bacterial diversity is often well correlated with soil pH (Griffiths et al., 2011) and changing soil pH <text:span text:style-name="T5">levels is not always feasible nor desirable.</text:span></text:p>
        </text:list-item>
        <text:list-item>
          <text:p text:style-name="P25">DNA-based analyses of microbial communities represent an under-utilised metric of soil health that has the potential to transform how we measure and understand soil health. </text:p>
        </text:list-item>
        <text:list-item>
          <text:p text:style-name="P16"><text:span text:style-name="T6">Strengths</text:span>: <text:span text:style-name="T8">Microbial communities are temporally variable, but not too variable: microbial communities could be considered to fall into the ‘Goldilocks’ sweetspot – variable, but not too variable. Communities can change over seasons to years, but the DNA pool does not typically exhibit a lot of variability over days to weeks (Lauber et al., 2013). Microbial communities are highly divers</text:span><text:span text:style-name="T9">e</text:span><text:span text:style-name="T8"> and this diversity can be used to characterise many aspects of the soil environment: we may be able to infer specific soil properties by quantifying the relative abundances of specific microbial taxa or genes, even if we do not necessarily know why such relationships exist. The potential of this approach was demonstrated in a recent cross-site study that used information on soil bacterial community composition to predict key physico-chemical variables associated with soil quality (Hermans et al., 2020). </text:span></text:p>
        </text:list-item>
        <text:list-item>
          <text:p text:style-name="P17"><text:soft-page-break/><text:span text:style-name="T8">We can often identify particular microbial taxa or functional genes associated with specific soil processes, including nitrification, methane production, denitrification, and cellulose degradation. Instead of focusing on particular microbial attributes (including taxa or genes) that we think should be indicative of soil health, we can instead use taxa or genes to determine changes in soil characteristics and processes that we already know to be important components of soil health, leveraging the potential advantages of DNA-based microbial analyses. </text:span></text:p>
        </text:list-item>
        <text:list-item>
          <text:p text:style-name="P17">The complexity of microbial communities and their functional attributes makes microbial community data difficult to analyse and interpret. </text:p>
        </text:list-item>
      </text:list>
      <text:p text:style-name="P18"/>
      <text:p text:style-name="P19">Response of Soil Properties and Microbial Communities to Agriculture: Implications for Primary Productivity and Soil Health Indicators</text:p>
      <text:list xml:id="list2801786143" text:style-name="L5">
        <text:list-item>
          <text:p text:style-name="P20">Modern agriculture thus faces great challenges not only in terms of ensuring global food security by increasing yields, but also mitigating the environmental costs particularly in the context of a changing environment and growing competition for land, water, and energy (Chen et al., 2014). Therefore, there is an urgent need to find early indicators of soil health degradation in response to agricultural management (Grime, 1997; Cardoso et al., 2013). </text:p>
        </text:list-item>
        <text:list-item>
          <text:p text:style-name="P21">Changes in land use are altering both microbial community structure and diversity in terrestrial ecosystems (Rodrigues et al., 2013). </text:p>
        </text:list-item>
        <text:list-item>
          <text:p text:style-name="P20"><text:span text:style-name="T14">Since soil bacterial communities drive many different ecosystem functions (e.g., Delgado-Baquerizo et al., 2016b), and their abundance, richness, and composition are sensitive to the changes in the land use and management (Singh et al., 2014), they have been considered as early indicators of change in the quality of soil ecosystems (Kennedy and Stubbs, 2006).</text:span> </text:p>
        </text:list-item>
        <text:list-item>
          <text:p text:style-name="P28">In some instances, changes in microbial populations or activity can precede detectable changes in soil physical and chemical properties, thereby providing an early sign of soil improvement or an early warning of soil degradation (Nielsen et al., 2002). </text:p>
        </text:list-item>
        <text:list-item>
          <text:p text:style-name="P21">Since microorganisms are involved in many soil processes, they may also give an integrated measure of soil health, an aspect that cannot be obtained with physical/chemical measures alone (Sharma et al., 2011). </text:p>
        </text:list-item>
        <text:list-item>
          <text:p text:style-name="P21">In recent years, major advances in soil meta-genomic and spatial studies on microbial communities and community-level molecular characteristics can now be exploited as ‘biomarker’ indicators of ecosystem processes for monitoring and managing sustainable soil health under global change. </text:p>
        </text:list-item>
        <text:list-item>
          <text:p text:style-name="P21">Final paragraph idea: </text:p>
        </text:list-item>
        <text:list-item>
          <text:p text:style-name="P26">In the face of current anthropogenic pressure on soil ecosystems, for instance owing to agricultural intensification and climate change, there is a need to better understand the effects of these factors in order to predict and mitigate the impacts of such changes (Kuramae et al., 20120). However, reliable predictions of the potential consequences of perturbations are hampered by the lack of global level baseline knowledge on soil propertied and soil microorganisms. Herein we conducted a meta-analysis to explore how soil properties (pH, total C and N; C:N ratio), primary productivity (NPP) and microbial diversity and composition (relative abundance of major bacterial phyla) are affected in response to agricultural management across the main biomes of Earth (arid, continental, temperate and tropical). The aim of the meta-analysis was to identify the impact of agriculture practices on soil nutritional health and microbial communities. We also aimed to examine if the response of microbial community to agriculture is consistent across all the biomes. We collected data from 102 peer-reviewed publications as well as unpublished data to create a global dataset of soil bacterial diversity and composition evaluated with next generation sequencing techniques (mostly 454 Pyrosequencing). Our meta-analysis revealed foreseeable nature of the microbial community <text:soft-page-break/>responses to vegetation types suggesting that the microbial indicators can be developed as tools for prediction for primary productivity and soil health. </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1T16:42:51.703846709</meta:creation-date>
    <dc:date>2022-08-22T11:22:48.912334932</dc:date>
    <meta:editing-duration>PT9M46S</meta:editing-duration>
    <meta:editing-cycles>2</meta:editing-cycles>
    <meta:generator>LibreOffice/6.4.7.2$Linux_X86_64 LibreOffice_project/40$Build-2</meta:generator>
    <meta:document-statistic meta:table-count="0" meta:image-count="0" meta:object-count="0" meta:page-count="5" meta:paragraph-count="48" meta:word-count="2419" meta:character-count="16058" meta:non-whitespace-character-count="13688"/>
  </office:meta>
</office:document-meta>
</file>